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82in" style:rel-column-width="36112*"/>
    </style:style>
    <style:style style:name="Table3.B" style:family="table-column">
      <style:table-column-properties style:column-width="3.0049in" style:rel-column-width="29423*"/>
    </style:style>
    <style:style style:name="Table3.A1" style:family="table-cell">
      <style:table-cell-properties fo:background-color="#e6e90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e6e905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326in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9pt" officeooo:rsid="00c91db7" officeooo:paragraph-rsid="00d04708" style:font-size-asian="9pt" style:font-size-complex="9pt"/>
    </style:style>
    <style:style style:name="P2" style:family="paragraph" style:parent-style-name="Standard">
      <style:text-properties fo:font-size="9pt" officeooo:rsid="00c91db7" officeooo:paragraph-rsid="00c91db7" style:font-size-asian="9pt" style:font-size-complex="9pt"/>
    </style:style>
    <style:style style:name="P3" style:family="paragraph" style:parent-style-name="Standard">
      <style:text-properties fo:font-size="9pt" officeooo:rsid="00c9366b" officeooo:paragraph-rsid="00ca4dc8" style:font-size-asian="9pt" style:font-size-complex="9pt"/>
    </style:style>
    <style:style style:name="P4" style:family="paragraph" style:parent-style-name="Standard">
      <style:text-properties fo:font-size="9pt" officeooo:paragraph-rsid="00cc5dc7" style:font-size-asian="9pt" style:font-size-complex="9pt"/>
    </style:style>
    <style:style style:name="P5" style:family="paragraph" style:parent-style-name="Standard">
      <style:text-properties fo:font-size="9pt" officeooo:rsid="009d9b6a" officeooo:paragraph-rsid="009e3670" style:font-size-asian="9pt" style:font-size-complex="9pt"/>
    </style:style>
    <style:style style:name="P6" style:family="paragraph" style:parent-style-name="Standard">
      <style:text-properties fo:font-size="9pt" fo:font-style="normal" fo:font-weight="normal" officeooo:rsid="00afba53" officeooo:paragraph-rsid="00afba53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fo:font-size="9pt" fo:font-style="normal" fo:font-weight="normal" officeooo:rsid="00b0db6c" officeooo:paragraph-rsid="00b0db6c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officeooo:paragraph-rsid="00ca4dc8"/>
    </style:style>
    <style:style style:name="P9" style:family="paragraph" style:parent-style-name="Standard">
      <style:paragraph-properties fo:text-align="center" style:justify-single-word="false"/>
      <style:text-properties fo:font-size="7pt" fo:font-weight="bold" officeooo:rsid="0083eaab" officeooo:paragraph-rsid="009e3670" style:font-size-asian="7pt" style:font-weight-asian="bold" style:font-size-complex="7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6pt" officeooo:rsid="008e19fe" officeooo:paragraph-rsid="009e3670" style:font-size-asian="5.25pt" style:font-size-complex="6pt"/>
    </style:style>
    <style:style style:name="P11" style:family="paragraph" style:parent-style-name="Standard" style:list-style-name="L1">
      <style:paragraph-properties fo:text-align="end" style:justify-single-word="false"/>
      <style:text-properties fo:font-size="6pt" officeooo:rsid="006f5fe9" officeooo:paragraph-rsid="009e367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officeooo:rsid="00956c94" officeooo:paragraph-rsid="009e3670" style:font-size-asian="5.25pt" style:font-size-complex="6pt"/>
    </style:style>
    <style:style style:name="P13" style:family="paragraph" style:parent-style-name="Standard" style:list-style-name="L1">
      <style:paragraph-properties fo:text-align="end" style:justify-single-word="false"/>
      <style:text-properties fo:font-size="6pt" officeooo:rsid="0072871d" officeooo:paragraph-rsid="009e3670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rsid="00928e79" officeooo:paragraph-rsid="009e3670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6pt" officeooo:rsid="00979657" officeooo:paragraph-rsid="009e3670" style:font-size-asian="5.25pt" style:font-size-complex="6pt"/>
    </style:style>
    <style:style style:name="P16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9e3670" style:font-size-asian="5.25pt" style:font-size-complex="6pt"/>
    </style:style>
    <style:style style:name="P17" style:family="paragraph" style:parent-style-name="Standard">
      <style:paragraph-properties fo:text-align="start" style:justify-single-word="false"/>
      <style:text-properties fo:font-size="6pt" officeooo:rsid="00979657" officeooo:paragraph-rsid="00c58ed7" style:font-size-asian="5.25pt" style:font-size-complex="6pt"/>
    </style:style>
    <style:style style:name="P18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c58ed7" style:font-size-asian="5.25pt" style:font-size-complex="6pt"/>
    </style:style>
    <style:style style:name="P19" style:family="paragraph" style:parent-style-name="Standard" style:list-style-name="L1">
      <style:paragraph-properties fo:text-align="end" style:justify-single-word="false"/>
      <style:text-properties fo:font-size="6pt" officeooo:rsid="0076ca33" officeooo:paragraph-rsid="009e3670" style:font-size-asian="5.25pt" style:font-size-complex="6pt"/>
    </style:style>
    <style:style style:name="P20" style:family="paragraph" style:parent-style-name="Standard" style:list-style-name="L1">
      <style:paragraph-properties fo:text-align="end" style:justify-single-word="false"/>
      <style:text-properties fo:font-size="6pt" officeooo:rsid="008e19fe" officeooo:paragraph-rsid="009e3670" style:font-size-asian="5.25pt" style:font-size-complex="6pt"/>
    </style:style>
    <style:style style:name="P21" style:family="paragraph" style:parent-style-name="Standard">
      <style:text-properties style:font-name="FreeMono" fo:font-size="7pt" officeooo:rsid="002af16c" officeooo:paragraph-rsid="009e3670" style:font-size-asian="7pt" style:font-size-complex="7pt"/>
    </style:style>
    <style:style style:name="P22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3" style:family="paragraph" style:parent-style-name="Standard" style:list-style-name="L2">
      <style:text-properties officeooo:paragraph-rsid="006923a9"/>
    </style:style>
    <style:style style:name="P24" style:family="paragraph" style:parent-style-name="Standard" style:list-style-name="L2">
      <style:text-properties officeooo:rsid="00aa97d5" officeooo:paragraph-rsid="00aa97d5"/>
    </style:style>
    <style:style style:name="P25" style:family="paragraph" style:parent-style-name="Standard" style:list-style-name="L2">
      <style:text-properties officeooo:rsid="004b9640" officeooo:paragraph-rsid="0059d0e6"/>
    </style:style>
    <style:style style:name="P26" style:family="paragraph" style:parent-style-name="Standard" style:list-style-name="L3">
      <style:text-properties officeooo:paragraph-rsid="00c60377"/>
    </style:style>
    <style:style style:name="P27" style:family="paragraph" style:parent-style-name="Standard" style:list-style-name="L3">
      <style:text-properties officeooo:paragraph-rsid="0062b453"/>
    </style:style>
    <style:style style:name="P28" style:family="paragraph" style:parent-style-name="Standard" style:list-style-name="L3">
      <style:text-properties officeooo:paragraph-rsid="009ad1f9"/>
    </style:style>
    <style:style style:name="P29" style:family="paragraph" style:parent-style-name="Standard" style:list-style-name="L3">
      <style:text-properties officeooo:paragraph-rsid="0096e6ee" fo:background-color="transparent"/>
    </style:style>
    <style:style style:name="P30" style:family="paragraph" style:parent-style-name="Standard" style:list-style-name="L3">
      <style:text-properties officeooo:rsid="009e3670" officeooo:paragraph-rsid="009e3670" fo:background-color="transparent"/>
    </style:style>
    <style:style style:name="P31" style:family="paragraph" style:parent-style-name="Standard" style:list-style-name="L3">
      <style:text-properties officeooo:paragraph-rsid="009ad1f9" fo:background-color="transparent"/>
    </style:style>
    <style:style style:name="P32" style:family="paragraph" style:parent-style-name="Standard" style:list-style-name="L3">
      <style:text-properties officeooo:paragraph-rsid="00a106f3" fo:background-color="transparent"/>
    </style:style>
    <style:style style:name="P33" style:family="paragraph" style:parent-style-name="Standard" style:list-style-name="L3">
      <style:text-properties officeooo:paragraph-rsid="005d08f3"/>
    </style:style>
    <style:style style:name="P34" style:family="paragraph" style:parent-style-name="Standard" style:list-style-name="L3">
      <style:text-properties officeooo:paragraph-rsid="002c9fea"/>
    </style:style>
    <style:style style:name="P35" style:family="paragraph" style:parent-style-name="Standard" style:list-style-name="L3">
      <style:text-properties officeooo:rsid="004b9640" officeooo:paragraph-rsid="0068651c"/>
    </style:style>
    <style:style style:name="T1" style:family="text">
      <style:text-properties officeooo:rsid="00d04708"/>
    </style:style>
    <style:style style:name="T2" style:family="text">
      <style:text-properties officeooo:rsid="009efa4d"/>
    </style:style>
    <style:style style:name="T3" style:family="text">
      <style:text-properties officeooo:rsid="00cc5dc7"/>
    </style:style>
    <style:style style:name="T4" style:family="text">
      <style:text-properties officeooo:rsid="009d9b6a"/>
    </style:style>
    <style:style style:name="T5" style:family="text">
      <style:text-properties officeooo:rsid="009e3670"/>
    </style:style>
    <style:style style:name="T6" style:family="text">
      <style:text-properties fo:font-family="'Nimbus Mono PS'" style:font-pitch="fixed" fo:font-style="normal" officeooo:rsid="009e3670" style:font-style-asian="normal" style:font-style-complex="normal"/>
    </style:style>
    <style:style style:name="T7" style:family="text">
      <style:text-properties fo:font-family="'Nimbus Mono PS'" style:font-pitch="fixed" fo:font-style="normal" officeooo:rsid="009efa4d" style:font-style-asian="normal" style:font-style-complex="normal"/>
    </style:style>
    <style:style style:name="T8" style:family="text">
      <style:text-properties fo:font-family="'Nimbus Mono PS'" style:font-pitch="fixed" fo:font-style="normal" officeooo:rsid="00c33954" style:font-style-asian="normal" style:font-style-complex="normal"/>
    </style:style>
    <style:style style:name="T9" style:family="text">
      <style:text-properties officeooo:rsid="00c35b4b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c4cb8d"/>
    </style:style>
    <style:style style:name="T13" style:family="text">
      <style:text-properties officeooo:rsid="00b56c51"/>
    </style:style>
    <style:style style:name="T14" style:family="text">
      <style:text-properties style:font-name="FreeMono" fo:font-size="6pt" officeooo:rsid="00b282d1" style:font-size-asian="6pt" style:font-size-complex="6pt"/>
    </style:style>
    <style:style style:name="T15" style:family="text">
      <style:text-properties style:font-name="FreeMono" fo:font-size="6pt" officeooo:rsid="00b95f4c" style:font-size-asian="6pt" style:font-size-complex="6pt"/>
    </style:style>
    <style:style style:name="T16" style:family="text">
      <style:text-properties style:font-name="FreeMono" fo:font-size="6pt" officeooo:rsid="00bc14b5" style:font-size-asian="6pt" style:font-size-complex="6pt"/>
    </style:style>
    <style:style style:name="T17" style:family="text">
      <style:text-properties style:font-name="FreeMono" fo:font-size="6pt" officeooo:rsid="00b45d58" style:font-size-asian="6pt" style:font-size-complex="6pt"/>
    </style:style>
    <style:style style:name="T18" style:family="text">
      <style:text-properties style:font-name="FreeMono" fo:font-size="6pt" officeooo:rsid="00c2b233" style:font-size-asian="6pt" style:font-size-complex="6pt"/>
    </style:style>
    <style:style style:name="T19" style:family="text">
      <style:text-properties style:font-name="FreeMono" fo:font-size="6pt" officeooo:rsid="00ca4dc8" style:font-size-asian="6pt" style:font-size-complex="6pt"/>
    </style:style>
    <style:style style:name="T20" style:family="text">
      <style:text-properties style:font-name="FreeMono" fo:font-size="6pt" officeooo:rsid="00d2110e" style:font-size-asian="6pt" style:font-size-complex="6pt"/>
    </style:style>
    <style:style style:name="T21" style:family="text">
      <style:text-properties style:font-name="FreeMono" fo:font-size="6pt" officeooo:rsid="00b73e47" style:font-size-asian="6pt" style:font-size-complex="6pt"/>
    </style:style>
    <style:style style:name="T22" style:family="text">
      <style:text-properties style:font-name="FreeMono" fo:font-size="6pt" officeooo:rsid="00be17f1" style:font-size-asian="6pt" style:font-size-complex="6pt"/>
    </style:style>
    <style:style style:name="T23" style:family="text">
      <style:text-properties style:font-name="FreeMono" fo:font-size="6pt" officeooo:rsid="00c15328" style:font-size-asian="6pt" style:font-size-complex="6pt"/>
    </style:style>
    <style:style style:name="T24" style:family="text">
      <style:text-properties style:font-name="FreeMono" officeooo:rsid="0072871d"/>
    </style:style>
    <style:style style:name="T25" style:family="text">
      <style:text-properties style:font-name="FreeMono" officeooo:rsid="008cfabc"/>
    </style:style>
    <style:style style:name="T26" style:family="text">
      <style:text-properties style:font-name="FreeMono" officeooo:rsid="0074cf27"/>
    </style:style>
    <style:style style:name="T27" style:family="text">
      <style:text-properties style:font-name="FreeMono" officeooo:rsid="006f5fe9"/>
    </style:style>
    <style:style style:name="T28" style:family="text">
      <style:text-properties style:font-name="FreeMono" officeooo:rsid="00b282d1"/>
    </style:style>
    <style:style style:name="T29" style:family="text">
      <style:text-properties officeooo:rsid="00963210"/>
    </style:style>
    <style:style style:name="T30" style:family="text">
      <style:text-properties officeooo:rsid="00708e96"/>
    </style:style>
    <style:style style:name="T31" style:family="text">
      <style:text-properties officeooo:rsid="0082c98c"/>
    </style:style>
    <style:style style:name="T32" style:family="text">
      <style:text-properties officeooo:rsid="007db419"/>
    </style:style>
    <style:style style:name="T33" style:family="text">
      <style:text-properties officeooo:rsid="00787a3c"/>
    </style:style>
    <style:style style:name="T34" style:family="text">
      <style:text-properties officeooo:rsid="0076ca33"/>
    </style:style>
    <style:style style:name="T35" style:family="text">
      <style:text-properties officeooo:rsid="008e19fe"/>
    </style:style>
    <style:style style:name="T36" style:family="text">
      <style:text-properties officeooo:rsid="0098706c"/>
    </style:style>
    <style:style style:name="T37" style:family="text">
      <style:text-properties officeooo:rsid="007a7728"/>
    </style:style>
    <style:style style:name="T38" style:family="text">
      <style:text-properties officeooo:rsid="007d4720"/>
    </style:style>
    <style:style style:name="T39" style:family="text">
      <style:text-properties officeooo:rsid="007a947f"/>
    </style:style>
    <style:style style:name="T40" style:family="text">
      <style:text-properties officeooo:rsid="00734146"/>
    </style:style>
    <style:style style:name="T41" style:family="text">
      <style:text-properties officeooo:rsid="00c58ed7"/>
    </style:style>
    <style:style style:name="T42" style:family="text">
      <style:text-properties officeooo:rsid="00ad6323"/>
    </style:style>
    <style:style style:name="T43" style:family="text">
      <style:text-properties officeooo:rsid="0079f832"/>
    </style:style>
    <style:style style:name="T44" style:family="text">
      <style:text-properties officeooo:rsid="007a5cb1"/>
    </style:style>
    <style:style style:name="T45" style:family="text">
      <style:text-properties fo:font-style="italic" officeooo:rsid="007a5cb1" style:font-style-asian="italic" style:font-style-complex="italic"/>
    </style:style>
    <style:style style:name="T46" style:family="text">
      <style:text-properties fo:font-style="normal" officeooo:rsid="007a5cb1" style:font-style-asian="normal" style:font-style-complex="normal"/>
    </style:style>
    <style:style style:name="T47" style:family="text">
      <style:text-properties fo:font-style="normal" officeooo:rsid="0089304a" style:font-style-asian="normal" style:font-style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5737e3"/>
    </style:style>
    <style:style style:name="T50" style:family="text">
      <style:text-properties fo:font-size="6pt" officeooo:rsid="005ff1b6" style:font-size-asian="5.25pt" style:font-size-complex="6pt"/>
    </style:style>
    <style:style style:name="T51" style:family="text">
      <style:text-properties fo:font-size="6pt" officeooo:rsid="0058f974" style:font-size-asian="5.25pt" style:font-size-complex="6pt"/>
    </style:style>
    <style:style style:name="T52" style:family="text">
      <style:text-properties fo:font-size="6pt" officeooo:rsid="004c7a79" style:font-size-asian="5.25pt" style:font-size-complex="6pt"/>
    </style:style>
    <style:style style:name="T53" style:family="text">
      <style:text-properties fo:font-size="6pt" officeooo:rsid="002e397f" style:font-size-asian="5.25pt" style:font-size-complex="6pt"/>
    </style:style>
    <style:style style:name="T54" style:family="text">
      <style:text-properties fo:font-size="6pt" officeooo:rsid="00295b3e" style:font-size-asian="5.25pt" style:font-size-complex="6pt"/>
    </style:style>
    <style:style style:name="T55" style:family="text">
      <style:text-properties fo:font-size="6pt" officeooo:rsid="00609260" style:font-size-asian="5.25pt" style:font-size-complex="6pt"/>
    </style:style>
    <style:style style:name="T56" style:family="text">
      <style:text-properties fo:font-size="6pt" officeooo:rsid="00615ccc" style:font-size-asian="5.25pt" style:font-size-complex="6pt"/>
    </style:style>
    <style:style style:name="T57" style:family="text">
      <style:text-properties fo:font-size="6pt" officeooo:rsid="006923a9" style:font-size-asian="5.25pt" style:font-size-complex="6pt"/>
    </style:style>
    <style:style style:name="T58" style:family="text">
      <style:text-properties fo:font-size="6pt" officeooo:rsid="002c9fea" style:font-size-asian="5.25pt" style:font-size-complex="6pt"/>
    </style:style>
    <style:style style:name="T59" style:family="text">
      <style:text-properties fo:font-size="6pt" officeooo:rsid="002fd6f8" style:font-size-asian="5.25pt" style:font-size-complex="6pt"/>
    </style:style>
    <style:style style:name="T60" style:family="text">
      <style:text-properties fo:font-size="6pt" officeooo:rsid="0064b0e0" style:font-size-asian="5.25pt" style:font-size-complex="6pt"/>
    </style:style>
    <style:style style:name="T61" style:family="text">
      <style:text-properties fo:font-size="6pt" style:font-size-asian="5.25pt" style:font-size-complex="6pt"/>
    </style:style>
    <style:style style:name="T62" style:family="text">
      <style:text-properties fo:font-size="6pt" officeooo:rsid="005389d5" style:font-size-asian="5.25pt" style:font-size-complex="6pt"/>
    </style:style>
    <style:style style:name="T63" style:family="text">
      <style:text-properties fo:font-size="6pt" officeooo:rsid="00522243" style:font-size-asian="5.25pt" style:font-size-complex="6pt"/>
    </style:style>
    <style:style style:name="T64" style:family="text">
      <style:text-properties fo:font-size="6pt" officeooo:rsid="0067ab0a" style:font-size-asian="5.25pt" style:font-size-complex="6pt"/>
    </style:style>
    <style:style style:name="T65" style:family="text">
      <style:text-properties fo:font-size="6pt" officeooo:rsid="0065cae9" style:font-size-asian="5.25pt" style:font-size-complex="6pt"/>
    </style:style>
    <style:style style:name="T66" style:family="text">
      <style:text-properties fo:font-size="6pt" officeooo:rsid="0052436c" style:font-size-asian="5.25pt" style:font-size-complex="6pt"/>
    </style:style>
    <style:style style:name="T67" style:family="text">
      <style:text-properties fo:font-size="6pt" officeooo:rsid="00295b3e" fo:background-color="transparent" loext:char-shading-value="0" style:font-size-asian="5.25pt" style:font-size-complex="6pt"/>
    </style:style>
    <style:style style:name="T68" style:family="text">
      <style:text-properties fo:font-size="6pt" officeooo:rsid="00c60377" fo:background-color="transparent" loext:char-shading-value="0" style:font-size-asian="5.25pt" style:font-size-complex="6pt"/>
    </style:style>
    <style:style style:name="T69" style:family="text">
      <style:text-properties fo:font-size="6pt" officeooo:rsid="00320b22" fo:background-color="transparent" loext:char-shading-value="0" style:font-size-asian="5.25pt" style:font-size-complex="6pt"/>
    </style:style>
    <style:style style:name="T70" style:family="text">
      <style:text-properties fo:font-size="6pt" officeooo:rsid="003b2613" fo:background-color="transparent" loext:char-shading-value="0" style:font-size-asian="5.25pt" style:font-size-complex="6pt"/>
    </style:style>
    <style:style style:name="T71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73" style:family="text">
      <style:text-properties fo:font-size="6pt" officeooo:rsid="002e397f" fo:background-color="transparent" loext:char-shading-value="0" style:font-size-asian="5.25pt" style:font-size-complex="6pt"/>
    </style:style>
    <style:style style:name="T74" style:family="text">
      <style:text-properties fo:font-size="6pt" officeooo:rsid="002c9fea" fo:background-color="transparent" loext:char-shading-value="0" style:font-size-asian="5.25pt" style:font-size-complex="6pt"/>
    </style:style>
    <style:style style:name="T75" style:family="text">
      <style:text-properties fo:font-size="6pt" officeooo:rsid="0089304a" fo:background-color="transparent" loext:char-shading-value="0" style:font-size-asian="5.25pt" style:font-size-complex="6pt"/>
    </style:style>
    <style:style style:name="T76" style:family="text">
      <style:text-properties fo:font-size="6pt" officeooo:rsid="006deddf" fo:background-color="transparent" loext:char-shading-value="0" style:font-size-asian="5.25pt" style:font-size-complex="6pt"/>
    </style:style>
    <style:style style:name="T77" style:family="text">
      <style:text-properties fo:font-size="6pt" officeooo:rsid="00392e6a" fo:background-color="transparent" loext:char-shading-value="0" style:font-size-asian="5.25pt" style:font-size-complex="6pt"/>
    </style:style>
    <style:style style:name="T78" style:family="text">
      <style:text-properties fo:font-size="6pt" officeooo:rsid="0045d393" fo:background-color="transparent" loext:char-shading-value="0" style:font-size-asian="5.25pt" style:font-size-complex="6pt"/>
    </style:style>
    <style:style style:name="T79" style:family="text">
      <style:text-properties fo:font-size="6pt" officeooo:rsid="0099217d" fo:background-color="transparent" loext:char-shading-value="0" style:font-size-asian="5.25pt" style:font-size-complex="6pt"/>
    </style:style>
    <style:style style:name="T80" style:family="text">
      <style:text-properties fo:font-size="6pt" officeooo:rsid="002dfa86" style:font-size-asian="5.25pt" style:font-size-complex="6pt"/>
    </style:style>
    <style:style style:name="T81" style:family="text">
      <style:text-properties fo:font-size="6pt" officeooo:rsid="003404c9" style:font-size-asian="5.25pt" style:font-size-complex="6pt"/>
    </style:style>
    <style:style style:name="T82" style:family="text">
      <style:text-properties fo:font-size="6pt" officeooo:rsid="0099217d" style:font-size-asian="5.25pt" style:font-size-complex="6pt"/>
    </style:style>
    <style:style style:name="T83" style:family="text">
      <style:text-properties fo:font-size="6pt" officeooo:rsid="006deddf" style:font-size-asian="5.25pt" style:font-size-complex="6pt"/>
    </style:style>
    <style:style style:name="T84" style:family="text">
      <style:text-properties fo:font-size="6pt" officeooo:rsid="006e7ed7" style:font-size-asian="5.25pt" style:font-size-complex="6pt"/>
    </style:style>
    <style:style style:name="T85" style:family="text">
      <style:text-properties fo:font-size="6pt" officeooo:rsid="0096e6ee" style:font-size-asian="5.25pt" style:font-size-complex="6pt"/>
    </style:style>
    <style:style style:name="T86" style:family="text">
      <style:text-properties fo:font-size="6pt" officeooo:rsid="00320b22" style:font-size-asian="5.25pt" style:font-size-complex="6pt"/>
    </style:style>
    <style:style style:name="T87" style:family="text">
      <style:text-properties fo:font-size="6pt" officeooo:rsid="005c8bea" style:font-size-asian="5.25pt" style:font-size-complex="6pt"/>
    </style:style>
    <style:style style:name="T88" style:family="text">
      <style:text-properties fo:font-size="6pt" officeooo:rsid="005d08f3" fo:background-color="transparent" loext:char-shading-value="0" style:font-size-asian="5.25pt" style:font-size-complex="6pt"/>
    </style:style>
    <style:style style:name="T89" style:family="text">
      <style:text-properties fo:font-size="6pt" officeooo:rsid="005ead33" fo:background-color="transparent" loext:char-shading-value="0" style:font-size-asian="5.25pt" style:font-size-complex="6pt"/>
    </style:style>
    <style:style style:name="T90" style:family="text">
      <style:text-properties fo:font-size="6pt" officeooo:rsid="002af16c" style:font-size-asian="5.25pt" style:font-size-complex="6pt"/>
    </style:style>
    <style:style style:name="T91" style:family="text">
      <style:text-properties fo:font-size="6pt" officeooo:rsid="004259fc" style:font-size-asian="5.25pt" style:font-size-complex="6pt"/>
    </style:style>
    <style:style style:name="T92" style:family="text">
      <style:text-properties fo:font-size="6pt" officeooo:rsid="003f9a42" style:font-size-asian="5.25pt" style:font-size-complex="6pt"/>
    </style:style>
    <style:style style:name="T93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94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95" style:family="text">
      <style:text-properties fo:font-size="6pt" officeooo:rsid="004f65ec" style:font-size-asian="5.25pt" style:font-size-complex="6pt"/>
    </style:style>
    <style:style style:name="T96" style:family="text">
      <style:text-properties fo:font-size="6pt" officeooo:rsid="004d7dbc" style:font-size-asian="5.25pt" style:font-size-complex="6pt"/>
    </style:style>
    <style:style style:name="T97" style:family="text">
      <style:text-properties fo:font-size="6pt" fo:font-style="normal" officeooo:rsid="004d7dbc" style:font-size-asian="5.25pt" style:font-style-asian="normal" style:font-size-complex="6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roof for the existence of God : NOT much proof does exist. why?</text:span></text:p>
      <text:p text:style-name="P1">one can not offer proof for the existence of God. why?</text:p>
      <text:p text:style-name="P2">because He does not like that way of belief in a certain thing.</text:p>
      <text:p text:style-name="P3"/>
      <text:p text:style-name="P3"/>
      <text:p text:style-name="P4"><text:span text:style-name="T2">YAMA</text:span><text:span text:style-name="T3">(God knows all the things i have no clue of.)</text:span><text:span text:style-name="T2"><text:line-break/></text:span><text:span text:style-name="T4">1. God already knows what choice i will make before i make it.<text:line-break/>2. God is easily able to remove the knowledge of a vital truth.</text:span></text:p>
      <text:p text:style-name="P5"><text:span text:style-name="T5">3. </text:span>God is <text:span text:style-name="T5">proving me wrong with respect to </text:span><text:span text:style-name="T2">the</text:span><text:span text:style-name="T5"> belief “</text:span><text:span text:style-name="T2">I” have</text:span><text:span text:style-name="T5"> in</text:span> <text:span text:style-name="T6">the</text:span><text:span text:style-name="T7">_</text:span><text:span text:style-name="T6">way</text:span><text:span text:style-name="T7">_</text:span><text:span text:style-name="T6">to</text:span><text:span text:style-name="T7">_</text:span><text:span text:style-name="T8">feel_good</text:span><text:span text:style-name="T5">.<text:line-break/></text:span>4. God is able to distract… <text:span text:style-name="T5">it is scary how </text:span><text:span text:style-name="T9">stupid</text:span><text:span text:style-name="T5"> </text:span><text:span text:style-name="T2">&amp;</text:span><text:span text:style-name="T5"> powerless i am.</text:span></text:p>
      <text:p text:style-name="P5"><text:span text:style-name="T5">5</text:span>. God is aware of what is written in <text:span text:style-name="T10">here</text:span><text:span text:style-name="T11">.</text:span></text:p>
      <text:p text:style-name="P6">6. God is aware of what disgusting sins I am <text:span text:style-name="T12">desiring</text:span><text:span text:style-name="T13"> </text:span><text:span text:style-name="T9">and I am </text:span><text:span text:style-name="T12">capable of</text:span><text:span text:style-name="T9">.</text:span></text:p>
      <text:p text:style-name="P7">7. God <text:span text:style-name="T9">laughs at</text:span> me hav<text:span text:style-name="T9">ing </text:span>the false belief “that_which_i_can_access is that which i can access!”.</text:p>
      <text:p text:style-name="P8"><text:span text:style-name="T14"><text:line-break/></text:span><text:span text:style-name="T15">doing the things </text:span><text:span text:style-name="T16">i</text:span><text:span text:style-name="T15"> know to be wrong feels like freedom?<text:line-break/></text:span><text:span text:style-name="T14">what will i do? </text:span><text:span text:style-name="T17">nourish</text:span><text:span text:style-name="T14"> ang</text:span><text:span text:style-name="T17">e</text:span><text:span text:style-name="T14">r </text:span><text:span text:style-name="T17">with respect to </text:span><text:span text:style-name="T18">God</text:span><text:span text:style-name="T14">?</text:span><text:span text:style-name="T15"><text:line-break/></text:span><text:span text:style-name="T19">is it allways undesirable to do a </text:span><text:span text:style-name="T20">false</text:span><text:span text:style-name="T19"> perception of His goodness?</text:span></text:p>
      <text:p text:style-name="P8"><text:span text:style-name="T21">words that i get to use are significan</text:span><text:span text:style-name="T22">t; </text:span><text:span text:style-name="T21">how pure my love </text:span><text:span text:style-name="T23">is is judged with respect to</text:span><text:span text:style-name="T21"> what words i choose to use.</text:span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pan text:style-name="T24">that_which_i_</text:span><text:span text:style-name="T25">do_NOT_</text:span><text:span text:style-name="T24">want_t</text:span><text:span text:style-name="T26">o</text:span><text:span text:style-name="T27">_</text:span><text:span text:style-name="T28">know</text:span><text:span text:style-name="T26">_of_</text:span><text:span text:style-name="T27">my_own_self</text:span></text:p>
          </table:table-cell>
          <table:table-cell table:style-name="Table3.B1" office:value-type="string">
            <text:p text:style-name="P9"><text:span text:style-name="T24">that_which_i_</text:span><text:span text:style-name="T25">do_</text:span><text:span text:style-name="T24">want_t</text:span><text:span text:style-name="T26">o</text:span><text:span text:style-name="T27">_</text:span><text:span text:style-name="T26">think_of_</text:span><text:span text:style-name="T27">my_own_self</text:span></text:p>
          </table:table-cell>
        </table:table-row>
        <table:table-row>
          <table:table-cell table:style-name="Table3.A2" office:value-type="string">
            <text:p text:style-name="P10">the way i exist is <text:span text:style-name="T29">hurtfull to all beings</text:span>. i am worthy of all hate.</text:p>
          </table:table-cell>
          <table:table-cell table:style-name="Table3.B2" office:value-type="string">
            <text:list text:style-name="L1">
              <text:list-header>
                <text:p text:style-name="P11">i am <text:span text:style-name="T30">free from all </text:span><text:span text:style-name="T31">shame</text:span><text:span text:style-name="T30">, </text:span>worthy of all love <text:span text:style-name="T32">as i am.</text:span></text:p>
              </text:list-header>
            </text:list>
          </table:table-cell>
        </table:table-row>
        <table:table-row>
          <table:table-cell table:style-name="Table3.A3" office:value-type="string">
            <text:p text:style-name="P10">no matter what i do; it is shamefull, it is wrong, it is full of defects.</text:p>
          </table:table-cell>
          <table:table-cell table:style-name="Table3.B3" office:value-type="string">
            <text:list text:continue-numbering="true" text:style-name="L1">
              <text:list-header>
                <text:p text:style-name="P11"><text:span text:style-name="T33">no matter what</text:span><text:span text:style-name="T34"> </text:span>i do;<text:span text:style-name="T34"> it is wonderfull, it is right, </text:span><text:span text:style-name="T35">it is perfect.</text:span></text:p>
              </text:list-header>
            </text:list>
          </table:table-cell>
        </table:table-row>
        <table:table-row>
          <table:table-cell table:style-name="Table3.A4" office:value-type="string">
            <text:p text:style-name="P12">i am boring. i do not think i deserve torment. <text:span text:style-name="T36">i am under this delusion that i deserve to feel great things.</text:span></text:p>
          </table:table-cell>
          <table:table-cell table:style-name="Table3.B4" office:value-type="string">
            <text:list text:continue-numbering="true" text:style-name="L1">
              <text:list-header>
                <text:p text:style-name="P13"><text:span text:style-name="T37">i know how to feel good. </text:span>i allways have fun in Reality <text:span text:style-name="T38">because </text:span><text:span text:style-name="T39">i deserve to feel good.</text:span></text:p>
              </text:list-header>
            </text:list>
          </table:table-cell>
        </table:table-row>
        <table:table-row>
          <table:table-cell table:style-name="Table3.A5" office:value-type="string">
            <text:p text:style-name="P14">that which is not worth knowing is not not-known to me.</text:p>
          </table:table-cell>
          <table:table-cell table:style-name="Table3.B5" office:value-type="string">
            <text:list text:continue-numbering="true" text:style-name="L1">
              <text:list-header>
                <text:p text:style-name="P13"><text:span text:style-name="T40">t</text:span>hat which is worth knowing <text:span text:style-name="T40">is not not-known to me.</text:span></text:p>
              </text:list-header>
            </text:list>
          </table:table-cell>
        </table:table-row>
        <table:table-row table:style-name="Table3.6">
          <table:table-cell table:style-name="Table3.A6" office:value-type="string">
            <text:p text:style-name="P15">i am ungratefull <text:span text:style-name="T41">and am angry at the very beings who grace me.</text:span></text:p>
          </table:table-cell>
          <table:table-cell table:style-name="Table3.B6" office:value-type="string">
            <text:list text:continue-numbering="true" text:style-name="L1">
              <text:list-header>
                <text:p text:style-name="P16">i do not require grace of any being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7">though incapable of fixing my own problems, i proceed to hurt innocent beings.</text:p>
          </table:table-cell>
          <table:table-cell table:style-name="Table3.B7" office:value-type="string">
            <text:list text:continue-numbering="true" text:style-name="L1">
              <text:list-header>
                <text:p text:style-name="P18"><text:s/>capable as i am of doing things that no being in Creation can.</text:p>
              </text:list-header>
            </text:list>
          </table:table-cell>
        </table:table-row>
        <table:table-row>
          <table:table-cell table:style-name="Table3.A8" office:value-type="string">
            <text:p text:style-name="P14">i am useless. i am disgusting. <text:span text:style-name="T42">cowardly that i am.</text:span></text:p>
          </table:table-cell>
          <table:table-cell table:style-name="Table3.B8" office:value-type="string">
            <text:list text:continue-numbering="true" text:style-name="L1">
              <text:list-header>
                <text:p text:style-name="P19">i am awesome. <text:span text:style-name="T43">i am usefull. </text:span><text:span text:style-name="T44">i am </text:span><text:span text:style-name="T45">extremely </text:span><text:span text:style-name="T46">cool. </text:span><text:span text:style-name="T47">fearless as i am.</text:span></text:p>
              </text:list-header>
            </text:list>
          </table:table-cell>
        </table:table-row>
        <table:table-row>
          <table:table-cell table:style-name="Table3.A9" office:value-type="string">
            <text:p text:style-name="P10">my attention is worth nothing in this Creation.</text:p>
          </table:table-cell>
          <table:table-cell table:style-name="Table3.B9" office:value-type="string">
            <text:list text:continue-numbering="true" text:style-name="L1">
              <text:list-header>
                <text:p text:style-name="P20"><text:span text:style-name="T46">n</text:span><text:span text:style-name="T48">othing in Creation is worthy of my attention.</text:span></text:p>
              </text:list-header>
            </text:list>
          </table:table-cell>
        </table:table-row>
        <table:table-row>
          <table:table-cell table:style-name="Table3.A10" office:value-type="string">
            <text:p text:style-name="P10">i am simply the most uninteresting being in the entire Creation.</text:p>
          </table:table-cell>
          <table:table-cell table:style-name="Table3.B10" office:value-type="string">
            <text:list text:continue-numbering="true" text:style-name="L1">
              <text:list-header>
                <text:p text:style-name="P11"><text:span text:style-name="T35">i</text:span> am more special than any being in the entire Creation; <text:span text:style-name="T39">just so you know.</text:span></text:p>
              </text:list-header>
            </text:list>
          </table:table-cell>
        </table:table-row>
      </table:table>
      <text:p text:style-name="P21"/>
      <text:p text:style-name="P22"><text:span text:style-name="T49">INVITING_</text:span>GOD_THE_LORD</text:p>
      <text:list text:style-name="L2">
        <text:list-item>
          <text:p text:style-name="P23"><text:span text:style-name="T50">the</text:span><text:span text:style-name="T51"> proof of my </text:span><text:span text:style-name="T52">convictions </text:span><text:span text:style-name="T51">being</text:span><text:span text:style-name="T53"> </text:span><text:span text:style-name="T51">horribly </text:span><text:span text:style-name="T53">wrong</text:span><text:span text:style-name="T54"> </text:span><text:span text:style-name="T55">is </text:span><text:span text:style-name="T56">here?</text:span></text:p>
        </text:list-item>
        <text:list-item>
          <text:p text:style-name="P23"><text:span text:style-name="T57">not yet </text:span><text:span text:style-name="T58">expos</text:span><text:span text:style-name="T56">ed</text:span><text:span text:style-name="T58"> in an-excruciatingly-shamefully-</text:span><text:span text:style-name="T59">laug</text:span><text:span text:style-name="T60">hing</text:span><text:span text:style-name="T59">-</text:span><text:span text:style-name="T54">way?</text:span></text:p>
        </text:list-item>
        <text:list-item>
          <text:p text:style-name="P24"><text:span text:style-name="T54">t</text:span><text:span text:style-name="T61">he answer to “do i not deserve to feel good in the way i want?” is NO?</text:span></text:p>
        </text:list-item>
        <text:list-item>
          <text:p text:style-name="P25"><text:span text:style-name="T62">h</text:span><text:span text:style-name="T63">ere; </text:span><text:span text:style-name="T64">take a look at</text:span><text:span text:style-name="T65"> what</text:span><text:span text:style-name="T66"> </text:span><text:span text:style-name="T63">my-special-self </text:span><text:span text:style-name="T66">has a belief in</text:span><text:span text:style-name="T63">.</text:span></text:p>
        </text:list-item>
      </text:list>
      <text:list text:style-name="L3">
        <text:list-item>
          <text:list>
            <text:list-item>
              <text:p text:style-name="P26"><text:span text:style-name="T67">[</text:span><text:span text:style-name="T68">I </text:span><text:span text:style-name="T69">can laugh at the ways of God</text:span><text:span text:style-name="T67">! scary </text:span><text:span text:style-name="T70">Lord</text:span><text:span text:style-name="T67"> is not-really here.</text:span><text:span text:style-name="T69">]</text:span></text:p>
            </text:list-item>
            <text:list-item>
              <text:p text:style-name="P27"><text:span text:style-name="T54">[</text:span><text:span text:style-name="T58">i</text:span><text:span text:style-name="T54"> know </text:span><text:span text:style-name="T71">it</text:span><text:span text:style-name="T72"> </text:span><text:span text:style-name="T54">better than God!]</text:span></text:p>
              <text:list>
                <text:list-item>
                  <text:p text:style-name="P28"><text:span text:style-name="T73">{</text:span><text:span text:style-name="T74">that_which_has_been_done_by_me</text:span><text:span text:style-name="T75">}</text:span></text:p>
                </text:list-item>
                <text:list-item>
                  <text:p text:style-name="P28"><text:span text:style-name="T75">{t</text:span><text:span text:style-name="T74">h</text:span><text:span text:style-name="T76">at_which_is_known_to_me</text:span><text:span text:style-name="T74">}</text:span></text:p>
                </text:list-item>
                <text:list-item>
                  <text:p text:style-name="P28"><text:span text:style-name="T74">{that_which_i_shame</text:span><text:span text:style-name="T77">lessly</text:span><text:span text:style-name="T78">_</text:span><text:span text:style-name="T74">desire</text:span><text:span text:style-name="T79">}</text:span></text:p>
                </text:list-item>
                <text:list-item>
                  <text:p text:style-name="P29"><text:span text:style-name="T58">{</text:span><text:span text:style-name="T53">that_which_</text:span><text:span text:style-name="T58">can</text:span><text:span text:style-name="T53">_</text:span><text:span text:style-name="T58">be</text:span><text:span text:style-name="T53">_</text:span><text:span text:style-name="T58">done</text:span><text:span text:style-name="T53">_</text:span><text:span text:style-name="T58">by</text:span><text:span text:style-name="T53">_</text:span><text:span text:style-name="T58">me </text:span><text:span text:style-name="T80">&amp;</text:span><text:span text:style-name="T58"> </text:span><text:span text:style-name="T53">that_which_</text:span><text:span text:style-name="T58">can</text:span><text:span text:style-name="T81">_NOT</text:span><text:span text:style-name="T53">_</text:span><text:span text:style-name="T58">be</text:span><text:span text:style-name="T53">_</text:span><text:span text:style-name="T58">done</text:span><text:span text:style-name="T53">_</text:span><text:span text:style-name="T58">by</text:span><text:span text:style-name="T53">_</text:span><text:span text:style-name="T58">me}</text:span></text:p>
                </text:list-item>
                <text:list-item>
                  <text:p text:style-name="P30"><text:span text:style-name="T58">{</text:span><text:span text:style-name="T61">that_which_i_am}</text:span></text:p>
                </text:list-item>
                <text:list-item>
                  <text:p text:style-name="P28"><text:span text:style-name="T75">{t</text:span><text:span text:style-name="T74">h</text:span><text:span text:style-name="T76">at_which_is_</text:span><text:span text:style-name="T79">NOT_</text:span><text:span text:style-name="T76">known_to_me</text:span><text:span text:style-name="T74">}</text:span></text:p>
                </text:list-item>
                <text:list-item>
                  <text:p text:style-name="P31"><text:span text:style-name="T82">{</text:span><text:span text:style-name="T58">that_which_i_</text:span><text:span text:style-name="T83">pitiably</text:span><text:span text:style-name="T84">_do</text:span><text:span text:style-name="T58">_NOT_desire}</text:span></text:p>
                </text:list-item>
                <text:list-item>
                  <text:p text:style-name="P32"><text:span text:style-name="T58">{</text:span><text:span text:style-name="T53">that_which_</text:span><text:span text:style-name="T58">can</text:span><text:span text:style-name="T53">_</text:span><text:span text:style-name="T58">be</text:span><text:span text:style-name="T53">_</text:span><text:span text:style-name="T58">done</text:span><text:span text:style-name="T53">_</text:span><text:span text:style-name="T58">by</text:span><text:span text:style-name="T53">_</text:span><text:span text:style-name="T85">the_Lord</text:span><text:span text:style-name="T58"> </text:span><text:span text:style-name="T80">&amp;</text:span><text:span text:style-name="T58"> </text:span><text:span text:style-name="T53">that_which_</text:span><text:span text:style-name="T58">can</text:span><text:span text:style-name="T81">_NOT</text:span><text:span text:style-name="T53">_</text:span><text:span text:style-name="T58">be</text:span><text:span text:style-name="T53">_</text:span><text:span text:style-name="T58">done</text:span><text:span text:style-name="T53">_</text:span><text:span text:style-name="T58">by</text:span><text:span text:style-name="T53">_</text:span><text:span text:style-name="T85">the_Lord</text:span><text:span text:style-name="T58">}</text:span></text:p>
                </text:list-item>
              </text:list>
            </text:list-item>
            <text:list-item>
              <text:p text:style-name="P32"><text:span text:style-name="T86">[</text:span><text:span text:style-name="T58">God </text:span><text:span text:style-name="T87">can never</text:span><text:span text:style-name="T58"> feel like throwing up, upon seeing me as i am.]</text:span></text:p>
            </text:list-item>
            <text:list-item>
              <text:p text:style-name="P33"><text:span text:style-name="T88">[God is not aware of the problems-environment i </text:span><text:span text:style-name="T89">am in</text:span><text:span text:style-name="T88">.]</text:span></text:p>
            </text:list-item>
            <text:list-item>
              <text:p text:style-name="P34"><text:span text:style-name="T90">[</text:span><text:span text:style-name="T58">it-is-none-other-than-</text:span><text:span text:style-name="T91">the-one-and-only</text:span><text:span text:style-name="T58">-me who is the</text:span><text:span text:style-name="T90"> doer </text:span><text:span text:style-name="T58">that</text:span><text:span text:style-name="T90"> </text:span><text:span text:style-name="T92">has created all of </text:span><text:span text:style-name="T93">this</text:span><text:span text:style-name="T94">.]</text:span></text:p>
            </text:list-item>
          </text:list>
        </text:list-item>
        <text:list-item>
          <text:p text:style-name="P35"><text:span text:style-name="T54">r</text:span><text:span text:style-name="T61">ealizing how i </text:span><text:span text:style-name="T95">thoroughly</text:span><text:span text:style-name="T61"> destroyed wonderfull</text:span><text:span text:style-name="T96">y-</text:span><text:span text:style-name="T61">desirable-experiences </text:span><text:span text:style-name="T95">coming my way </text:span><text:span text:style-name="T61">with my own hands?</text:span></text:p>
        </text:list-item>
        <text:list-item>
          <text:p text:style-name="P35"><text:span text:style-name="T97">still want to </text:span><text:span text:style-name="T94">think my self clever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1:28:48.901608171</meta:creation-date>
    <dc:date>2025-09-14T16:44:46.507272531</dc:date>
    <meta:editing-duration>P4DT23H38M29S</meta:editing-duration>
    <meta:editing-cycles>166</meta:editing-cycles>
    <meta:generator>LibreOffice/25.2.5.2$Linux_X86_64 LibreOffice_project/fb4792146257752f54eab576deb869869b108571</meta:generator>
    <meta:document-statistic meta:table-count="1" meta:image-count="0" meta:object-count="0" meta:page-count="1" meta:paragraph-count="50" meta:word-count="594" meta:character-count="3309" meta:non-whitespace-character-count="2790"/>
  </office:meta>
</office:document-meta>
</file>